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5" draw:layer="layout" svg:width="4.5cm" svg:height="1.5cm" svg:x="1.5cm" svg:y="5cm">
          <text:p text:style-name="P1">MarvinServer</text:p>
          <draw:enhanced-geometry svg:viewBox="0 0 21600 21600" draw:type="rectangle" draw:enhanced-path="M 0 0 L 21600 0 21600 21600 0 21600 0 0 Z N"/>
        </draw:custom-shape>
        <draw:g draw:id="id2">
          <draw:custom-shape draw:style-name="gr2" draw:text-style-name="P1" draw:layer="layout" svg:width="9.5cm" svg:height="5cm" svg:x="4cm" svg:y="17cm">
            <text:p text:style-name="P1">NetworkConnecti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3cm" svg:x="5cm" svg:y="18.5cm">
            <text:p text:style-name="P1">Listener </text:p>
            <text:p text:style-name="P1">(Threaded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5cm" svg:height="3cm" svg:x="9cm" svg:y="18.5cm">
            <text:p text:style-name="P1">Sender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id="id1" draw:layer="layout" svg:width="6cm" svg:height="1.5cm" svg:x="1cm" svg:y="8.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6cm" svg:height="1.5cm" svg:x="9.5cm" svg:y="12.5cm"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6cm" svg:height="1.5cm" svg:x="9.5cm" svg:y="10.5cm">
          <text:p text:style-name="P1">Ma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cm" svg:y1="10cm" svg:x2="8.75cm" svg:y2="17cm" draw:start-shape="id1" draw:end-shape="id2" svg:d="m4000 10000c0 5250 4750 1750 4750 7000">
          <text:p/>
        </draw:connector>
        <draw:connector draw:style-name="gr3" draw:text-style-name="P1" draw:layer="layout" draw:type="curve" svg:x1="7cm" svg:y1="9.25cm" svg:x2="9.5cm" svg:y2="11.25cm" draw:start-shape="id1" draw:end-shape="id3" svg:d="m7000 9250c1875 0 625 2000 2500 2000">
          <text:p/>
        </draw:connector>
        <draw:connector draw:style-name="gr3" draw:text-style-name="P1" draw:layer="layout" draw:type="curve" svg:x1="7cm" svg:y1="9.25cm" svg:x2="9.5cm" svg:y2="13.25cm" draw:start-shape="id1" draw:end-shape="id4" svg:d="m7000 9250c1875 0 625 4000 2500 4000">
          <text:p/>
        </draw:connector>
        <draw:custom-shape draw:style-name="gr1" draw:text-style-name="P1" draw:id="id7" draw:layer="layout" svg:width="6cm" svg:height="1.5cm" svg:x="9.5cm" svg:y="8.5cm">
          <text:p text:style-name="P1">Layout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.5cm" svg:height="2.5cm" svg:x="9.5cm" svg:y="4.5cm">
          <text:p text:style-name="P1">Incoming Listener </text:p>
          <text:p text:style-name="P1">(Threaded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cm" svg:y1="5.75cm" svg:x2="9.5cm" svg:y2="5.75cm" draw:start-shape="id5" draw:end-shape="id6" svg:d="m6000 5750h3500">
          <text:p/>
        </draw:connector>
        <draw:connector draw:style-name="gr3" draw:text-style-name="P1" draw:layer="layout" draw:type="curve" svg:x1="3.75cm" svg:y1="6.5cm" svg:x2="4cm" svg:y2="8.5cm" draw:start-shape="id5" draw:end-shape="id1" draw:end-glue-point="0" svg:d="m3750 6500c0 1500 250 500 250 2000">
          <text:p/>
        </draw:connector>
        <draw:connector draw:style-name="gr3" draw:text-style-name="P1" draw:layer="layout" draw:type="curve" svg:x1="7cm" svg:y1="9.25cm" svg:x2="9.5cm" svg:y2="9.25cm" draw:start-shape="id1" draw:end-shape="id7" svg:d="m7000 9250h2500">
          <text:p/>
        </draw:connector>
        <draw:custom-shape draw:style-name="gr1" draw:text-style-name="P1" draw:id="id8" draw:layer="layout" svg:width="4.5cm" svg:height="1.5cm" svg:x="1.5cm" svg:y="1.5cm">
          <text:p text:style-name="P1">Shell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4.5cm" svg:height="1.5cm" svg:x="15.5cm" svg:y="1.5cm">
          <text:p text:style-name="P1">Device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cm" svg:y1="2.25cm" svg:x2="15.5cm" svg:y2="2.25cm" draw:start-shape="id8" draw:end-shape="id9" svg:d="m6000 2250h9500">
          <text:p/>
        </draw:connector>
        <draw:connector draw:style-name="gr3" draw:text-style-name="P1" draw:layer="layout" draw:type="curve" svg:x1="3.75cm" svg:y1="3cm" svg:x2="3.75cm" svg:y2="5cm" draw:start-shape="id8" draw:start-glue-point="2" draw:end-shape="id5" draw:end-glue-point="0" svg:d="m3750 3000v2000">
          <text:p/>
        </draw:connector>
        <draw:connector draw:style-name="gr3" draw:text-style-name="P1" draw:layer="layout" draw:type="curve" svg:x1="17.75cm" svg:y1="3cm" svg:x2="13.5cm" svg:y2="19.5cm" draw:start-shape="id9" draw:start-glue-point="2" draw:end-shape="id2" draw:end-glue-point="1" svg:d="m17750 3000c0 11000-1416 16500-4250 16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cinoma </meta:initial-creator>
    <meta:creation-date>2010-07-13T20:27:29</meta:creation-date>
    <dc:date>2010-07-13T20:50:20</dc:date>
    <dc:creator>carcinoma </dc:creator>
    <meta:editing-duration>PT00H07M12S</meta:editing-duration>
    <meta:editing-cycles>1</meta:editing-cycles>
    <meta:document-statistic meta:object-count="21"/>
    <meta:generator>OpenOffice.org/3.2$Linux OpenOffice.org_project/320m12$Build-9483</meta:generator>
  </office:meta>
</office:document-meta>
</file>